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10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5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1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1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1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1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9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8-1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0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2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0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2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1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2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1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1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10-01 0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2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2028" calcext:value-type="float">
            <text:p>3.2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2824" calcext:value-type="float">
            <text:p>3.3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989651612903" calcext:value-type="float">
            <text:p>3.3998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59724" calcext:value-type="float">
            <text:p>3.38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1808" calcext:value-type="float">
            <text:p>3.32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54735483871" calcext:value-type="float">
            <text:p>3.2855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50456" calcext:value-type="float">
            <text:p>3.23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452387096774" calcext:value-type="float">
            <text:p>3.1345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7972" calcext:value-type="float">
            <text:p>3.07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085703225806" calcext:value-type="float">
            <text:p>3.1208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976937931035" calcext:value-type="float">
            <text:p>3.199769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960774193548" calcext:value-type="float">
            <text:p>3.1296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98425806452" calcext:value-type="float">
            <text:p>3.1309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97576" calcext:value-type="float">
            <text:p>3.0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43552" calcext:value-type="float">
            <text:p>2.9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484" calcext:value-type="float">
            <text:p>3.1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149316129032" calcext:value-type="float">
            <text:p>3.1714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514864516129" calcext:value-type="float">
            <text:p>3.0451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612" calcext:value-type="float">
            <text:p>3.11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58877419355" calcext:value-type="float">
            <text:p>3.0515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6296" calcext:value-type="float">
            <text:p>3.2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93651612903" calcext:value-type="float">
            <text:p>3.3389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9084" calcext:value-type="float">
            <text:p>3.3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540851612903" calcext:value-type="float">
            <text:p>3.3054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88567741935" calcext:value-type="float">
            <text:p>3.30088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509931034483" calcext:value-type="float">
            <text:p>3.22509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80825806452" calcext:value-type="float">
            <text:p>3.2468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10728" calcext:value-type="float">
            <text:p>3.35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434425806452" calcext:value-type="float">
            <text:p>3.3443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451793548387" calcext:value-type="float">
            <text:p>3.2345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3228" calcext:value-type="float">
            <text:p>3.319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49987096774" calcext:value-type="float">
            <text:p>3.3234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71104" calcext:value-type="float">
            <text:p>3.34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51651612903" calcext:value-type="float">
            <text:p>3.4075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29285714286" calcext:value-type="float">
            <text:p>3.37729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389316129032" calcext:value-type="float">
            <text:p>3.3238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22516" calcext:value-type="float">
            <text:p>3.232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0108" calcext:value-type="float">
            <text:p>3.1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180838709677" calcext:value-type="float">
            <text:p>3.1618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27503448276" calcext:value-type="float">
            <text:p>3.317275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64283870968" calcext:value-type="float">
            <text:p>3.2506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845083870968" calcext:value-type="float">
            <text:p>3.2384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8678" calcext:value-type="float">
            <text:p>3.138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24116129032" calcext:value-type="float">
            <text:p>3.0602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64808" calcext:value-type="float">
            <text:p>3.18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034787096774" calcext:value-type="float">
            <text:p>3.2503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74742857143" calcext:value-type="float">
            <text:p>3.2587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169548387097" calcext:value-type="float">
            <text:p>3.2416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51561290323" calcext:value-type="float">
            <text:p>3.2405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5728" calcext:value-type="float">
            <text:p>3.2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76361290323" calcext:value-type="float">
            <text:p>3.3197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48828" calcext:value-type="float">
            <text:p>3.35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488206451613" calcext:value-type="float">
            <text:p>3.3948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6516" calcext:value-type="float">
            <text:p>3.3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6024" calcext:value-type="float">
            <text:p>3.34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99561290323" calcext:value-type="float">
            <text:p>3.2709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42404" calcext:value-type="float">
            <text:p>3.24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80656" calcext:value-type="float">
            <text:p>3.2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677875862069" calcext:value-type="float">
            <text:p>3.36677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796" calcext:value-type="float">
            <text:p>3.3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34606451613" calcext:value-type="float">
            <text:p>3.2973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58048" calcext:value-type="float">
            <text:p>3.36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820180645161" calcext:value-type="float">
            <text:p>3.4582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64168" calcext:value-type="float">
            <text:p>3.43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94852" calcext:value-type="float">
            <text:p>3.399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94116129032" calcext:value-type="float">
            <text:p>3.3269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93024" calcext:value-type="float">
            <text:p>3.35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20774193548" calcext:value-type="float">
            <text:p>3.3582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8776" calcext:value-type="float">
            <text:p>3.41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610812903226" calcext:value-type="float">
            <text:p>3.4461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702571428571" calcext:value-type="float">
            <text:p>3.4170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518" calcext:value-type="float">
            <text:p>3.3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922580645161" calcext:value-type="float">
            <text:p>3.2692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692" calcext:value-type="float">
            <text:p>3.2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81489655172" calcext:value-type="float">
            <text:p>3.16981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741548387097" calcext:value-type="float">
            <text:p>3.2874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981006451613" calcext:value-type="float">
            <text:p>3.1998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10048" calcext:value-type="float">
            <text:p>3.06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38967741935" calcext:value-type="float">
            <text:p>3.1423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308" calcext:value-type="float">
            <text:p>3.35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47638709677" calcext:value-type="float">
            <text:p>3.5534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270128571429" calcext:value-type="float">
            <text:p>3.542701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105883870968" calcext:value-type="float">
            <text:p>3.5310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356877419355" calcext:value-type="float">
            <text:p>3.6535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79912" calcext:value-type="float">
            <text:p>3.63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3912" calcext:value-type="float">
            <text:p>3.66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55272" calcext:value-type="float">
            <text:p>3.73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932929032258" calcext:value-type="float">
            <text:p>3.6793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465625806452" calcext:value-type="float">
            <text:p>3.5546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8032" calcext:value-type="float">
            <text:p>3.5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459251612903" calcext:value-type="float">
            <text:p>3.6345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9072" calcext:value-type="float">
            <text:p>3.72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731341935484" calcext:value-type="float">
            <text:p>3.8473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96342857143" calcext:value-type="float">
            <text:p>3.8439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222090322581" calcext:value-type="float">
            <text:p>3.8322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087931034483" calcext:value-type="float">
            <text:p>3.7508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44490322581" calcext:value-type="float">
            <text:p>3.7194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9444" calcext:value-type="float">
            <text:p>3.67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026929032258" calcext:value-type="float">
            <text:p>3.5802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584206451613" calcext:value-type="float">
            <text:p>3.4558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21624" calcext:value-type="float">
            <text:p>3.38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68455483871" calcext:value-type="float">
            <text:p>3.4468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51084" calcext:value-type="float">
            <text:p>3.585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86064516129" calcext:value-type="float">
            <text:p>3.598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019834482759" calcext:value-type="float">
            <text:p>3.61019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24903225806" calcext:value-type="float">
            <text:p>3.5902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535172413793" calcext:value-type="float">
            <text:p>3.4053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771342857143" calcext:value-type="float">
            <text:p>3.36771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217751724138" calcext:value-type="float">
            <text:p>3.312177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437828571429" calcext:value-type="float">
            <text:p>3.2443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28137931034" calcext:value-type="float">
            <text:p>3.10528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906510344828" calcext:value-type="float">
            <text:p>3.10906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78671428571" calcext:value-type="float">
            <text:p>3.02878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7004137931" calcext:value-type="float">
            <text:p>3.00270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57942857143" calcext:value-type="float">
            <text:p>3.0575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31285714286" calcext:value-type="float">
            <text:p>3.15631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94475" calcext:value-type="float">
            <text:p>3.199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9252" calcext:value-type="float">
            <text:p>3.1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96" meta:object-count="0"/>
    <meta:user-defined meta:name="AppVersion">3.0</meta:user-defined>
  </office:meta>
</office:document-meta>
</file>